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9A000001665C644D40.png" manifest:media-type="image/png"/>
  <manifest:file-entry manifest:full-path="Pictures/10000201000003AE0000018BC35E5F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9b74" officeooo:paragraph-rsid="001b9b74"/>
    </style:style>
    <style:style style:name="P2" style:family="paragraph" style:parent-style-name="Standard">
      <style:text-properties style:text-underline-style="none" officeooo:rsid="001b9b74" officeooo:paragraph-rsid="001b9b74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CKSORT</text:p>
      <text:p text:style-name="P2"/>
      <text:p text:style-name="P1">1.- N = 10 y N = 20</text:p>
      <text:p text:style-name="P1"><draw:frame draw:style-name="fr1" draw:name="Imagen1" text:anchor-type="paragraph" svg:x="0.198cm" svg:y="0cm" svg:width="17cm" svg:height="7.128cm" draw:z-index="0"><draw:image xlink:href="Pictures/10000201000003AE0000018BC35E5F10.png" xlink:type="simple" xlink:show="embed" xlink:actuate="onLoad"/></draw:frame></text:p>
      <text:p text:style-name="P1"/>
      <text:p text:style-name="P1">2.-</text:p>
      <text:p text:style-name="P1">N=106</text:p>
      <text:p text:style-name="P1">np = 2,4,8 y 16</text:p>
      <text:p text:style-name="P1"><draw:frame draw:style-name="fr2" draw:name="Imagen2" text:anchor-type="paragraph" svg:width="17cm" svg:height="6.6cm" draw:z-index="1"><draw:image xlink:href="Pictures/100002010000039A000001665C644D40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00:37:20.037619754</meta:creation-date>
    <dc:date>2015-11-30T00:49:44.666210774</dc:date>
    <meta:editing-duration>P0D</meta:editing-duration>
    <meta:editing-cycles>1</meta:editing-cycles>
    <meta:document-statistic meta:table-count="0" meta:image-count="2" meta:object-count="0" meta:page-count="1" meta:paragraph-count="6" meta:word-count="16" meta:character-count="52" meta:non-whitespace-character-count="40"/>
    <meta:generator>LibreOffice/4.2.8.2$Linux_X86_64 LibreOffice_project/420m0$Build-2</meta:generator>
  </office:meta>
</office:document-meta>
</file>